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pan text:style-name="style2">// Taller #2</text:span></text:h>
      <text:h text:style-name="Default"><text:span text:style-name="style2">// Problema #1</text:span></text:h>
      <text:h text:style-name="Default"><text:span text:style-name="style2">// Algoritmo DosNumero</text:span></text:h>
      <text:h text:style-name="Default"><text:span text:style-name="style9">#include &lt;stdio.h&gt;</text:span></text:h>
      <text:h text:style-name="Default"><text:span text:style-name="style9">#include &lt;stdlib.h&gt;</text:span></text:h>
      <text:h text:style-name="Default"/>
      <text:h text:style-name="Default"><text:span text:style-name="style5">int </text:span><text:span text:style-name="style11">main</text:span><text:span text:style-name="style10">()</text:span></text:h>
      <text:h text:style-name="Default"><text:span text:style-name="style10">{</text:span></text:h>
      <text:h text:style-name="Default"><text:s text:c="4"/><text:span text:style-name="style2">//Bloque declarativo de variable</text:span></text:h>
      <text:h text:style-name="Default"><text:s text:c="4"/><text:span text:style-name="style5">int </text:span><text:span text:style-name="style11">n1</text:span><text:span text:style-name="style10">,</text:span><text:span text:style-name="style11">n2</text:span><text:span text:style-name="style10">;</text:span></text:h>
      <text:h text:style-name="Default"><text:s text:c="4"/><text:span text:style-name="style2">//Bloque de instrucciones</text:span></text:h>
      <text:h text:style-name="Default"><text:s text:c="4"/><text:span text:style-name="style11">printf </text:span><text:span text:style-name="style10">(</text:span><text:span text:style-name="style6">"Ingrese el primer numero:\n"</text:span><text:span text:style-name="style10">);</text:span></text:h>
      <text:h text:style-name="Default"><text:s text:c="4"/><text:span text:style-name="style11">scanf </text:span><text:span text:style-name="style10">(</text:span><text:span text:style-name="style6">"%d"</text:span><text:span text:style-name="style10">,&amp;</text:span><text:span text:style-name="style11">n1</text:span><text:span text:style-name="style10">);</text:span></text:h>
      <text:h text:style-name="Default"><text:s text:c="4"/><text:span text:style-name="style11">printf </text:span><text:span text:style-name="style10">(</text:span><text:span text:style-name="style6">"Ingrese el primer numero:\n"</text:span><text:span text:style-name="style10">);</text:span></text:h>
      <text:h text:style-name="Default"><text:s text:c="4"/><text:span text:style-name="style11">scanf </text:span><text:span text:style-name="style10">(</text:span><text:span text:style-name="style6">"%d"</text:span><text:span text:style-name="style10">,&amp;</text:span><text:span text:style-name="style11">n2</text:span><text:span text:style-name="style10">);</text:span></text:h>
      <text:h text:style-name="Default"><text:s text:c="4"/><text:span text:style-name="style5">if </text:span><text:span text:style-name="style10">(</text:span><text:span text:style-name="style11">n1</text:span><text:span text:style-name="style10">&gt;</text:span><text:span text:style-name="style11">n2</text:span><text:span text:style-name="style10">)</text:span></text:h>
      <text:h text:style-name="Default"><text:s text:c="8"/><text:span text:style-name="style10">{</text:span></text:h>
      <text:h text:style-name="Default"><text:s text:c="12"/><text:span text:style-name="style2">//Bloque de instrucciones</text:span></text:h>
      <text:h text:style-name="Default"><text:s text:c="12"/><text:span text:style-name="style11">printf </text:span><text:span text:style-name="style10">( </text:span><text:span text:style-name="style6">"El primer numero es: %d es mayor. Que el segundo numero que es: %d"</text:span><text:span text:style-name="style10">,</text:span><text:span text:style-name="style11">n1</text:span><text:span text:style-name="style10">,</text:span><text:span text:style-name="style11">n2</text:span><text:span text:style-name="style10">);</text:span></text:h>
      <text:h text:style-name="Default"><text:s text:c="8"/><text:span text:style-name="style10">}</text:span></text:h>
      <text:h text:style-name="Default"><text:s text:c="4"/><text:span text:style-name="style5">else</text:span></text:h>
      <text:h text:style-name="Default"><text:s text:c="4"/><text:span text:style-name="style10">{</text:span></text:h>
      <text:h text:style-name="Default"><text:s text:c="8"/><text:span text:style-name="style5">if </text:span><text:span text:style-name="style10">(</text:span><text:span text:style-name="style11">n2</text:span><text:span text:style-name="style10">&gt;</text:span><text:span text:style-name="style11">n1</text:span><text:span text:style-name="style10">)</text:span></text:h>
      <text:h text:style-name="Default"><text:s text:c="12"/><text:span text:style-name="style10">{</text:span></text:h>
      <text:h text:style-name="Default"><text:s text:c="16"/><text:span text:style-name="style2">//Bloque de instrucciones</text:span></text:h>
      <text:h text:style-name="Default"><text:s text:c="12"/><text:span text:style-name="style11">printf </text:span><text:span text:style-name="style10">(</text:span><text:span text:style-name="style6">"El segundo numero es: %d es mayor. Que el primer numero que es: %d"</text:span><text:span text:style-name="style10">,</text:span><text:span text:style-name="style11">n2</text:span><text:span text:style-name="style10">,</text:span><text:span text:style-name="style11">n1 </text:span><text:span text:style-name="style10">);</text:span></text:h>
      <text:h text:style-name="Default"><text:s text:c="8"/><text:span text:style-name="style10">}</text:span></text:h>
      <text:h text:style-name="Default"><text:s text:c="8"/><text:span text:style-name="style5">else </text:span><text:span text:style-name="style10">{</text:span></text:h>
      <text:h text:style-name="Default"><text:s text:c="16"/><text:span text:style-name="style2">//Bloque de instrucciones</text:span></text:h>
      <text:h text:style-name="Default"><text:s text:c="12"/><text:span text:style-name="style11">printf </text:span><text:span text:style-name="style10">(</text:span><text:span text:style-name="style6">"Todas son iguales "</text:span><text:span text:style-name="style10">);</text:span></text:h>
      <text:h text:style-name="Default"><text:s text:c="8"/><text:span text:style-name="style10">}</text:span></text:h>
      <text:h text:style-name="Default"/>
      <text:h text:style-name="Default"><text:s text:c="4"/><text:span text:style-name="style10">}</text:span></text:h>
      <text:h text:style-name="Default"/>
      <text:h text:style-name="Default"><text:s text:c="4"/><text:span text:style-name="style5">return </text:span><text:span text:style-name="style4">0</text:span><text:span text:style-name="style10">;</text:span></text:h>
      <text:h text:style-name="Default"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Fira Code" svg:font-family="Fira Code"/>
  </office:font-face-decls>
  <office:styles>
    <style:style style:family="paragraph" style:name="Default" style:display-name="Default" style:parent-style-name="Standard" style:class="text">
      <style:text-properties style:font-name="Fira Code" fo:font-size="10pt"/>
    </style:style>
    <style:style style:name="style0" style:family="text">
      <style:text-properties style:font-name="Fira Code" fo:color="#ffffff" fo:background-color="#282828"/>
    </style:style>
    <style:style style:name="style11" style:family="text">
      <style:text-properties style:font-name="Fira Code" fo:color="#ffffff" fo:background-color="#282828"/>
    </style:style>
    <style:style style:name="style64" style:family="text">
      <style:text-properties style:font-name="Fira Code" fo:color="#c8c8c8"/>
    </style:style>
    <style:style style:name="style72" style:family="text">
      <style:text-properties style:font-name="Fira Code" fo:color="#c8c8c8"/>
    </style:style>
    <style:style style:name="style75" style:family="text">
      <style:text-properties style:font-name="Fira Code" fo:color="#c8c8c8"/>
    </style:style>
    <style:style style:name="style1" style:family="text">
      <style:text-properties style:font-name="Fira Code" fo:color="#6a6655"/>
    </style:style>
    <style:style style:name="style23" style:family="text">
      <style:text-properties style:font-name="Fira Code" fo:color="#6a6655"/>
    </style:style>
    <style:style style:name="style65" style:family="text">
      <style:text-properties style:font-name="Fira Code" fo:color="#6a6655"/>
    </style:style>
    <style:style style:name="style87" style:family="text">
      <style:text-properties style:font-name="Fira Code" fo:color="#6a6655"/>
    </style:style>
    <style:style style:name="style2" style:family="text">
      <style:text-properties style:font-name="Fira Code" fo:color="#6a6655"/>
    </style:style>
    <style:style style:name="style66" style:family="text">
      <style:text-properties style:font-name="Fira Code" fo:color="#6a6655"/>
    </style:style>
    <style:style style:name="style3" style:family="text">
      <style:text-properties style:font-name="Fira Code" fo:color="#3a5185"/>
    </style:style>
    <style:style style:name="style24" style:family="text">
      <style:text-properties style:font-name="Fira Code" fo:color="#3a5185"/>
    </style:style>
    <style:style style:name="style67" style:family="text">
      <style:text-properties style:font-name="Fira Code" fo:color="#3a5185"/>
    </style:style>
    <style:style style:name="style88" style:family="text">
      <style:text-properties style:font-name="Fira Code" fo:color="#3a5185"/>
    </style:style>
    <style:style style:name="style15" style:family="text">
      <style:text-properties style:font-name="Fira Code" fo:color="#8080ff" fo:font-weight="bold"/>
    </style:style>
    <style:style style:name="style79" style:family="text">
      <style:text-properties style:font-name="Fira Code" fo:color="#8080ff" fo:font-weight="bold"/>
    </style:style>
    <style:style style:name="style17" style:family="text">
      <style:text-properties style:font-name="Fira Code" fo:color="#008080"/>
    </style:style>
    <style:style style:name="style81" style:family="text">
      <style:text-properties style:font-name="Fira Code" fo:color="#008080"/>
    </style:style>
    <style:style style:name="style18" style:family="text">
      <style:text-properties style:font-name="Fira Code" fo:color="#800000"/>
    </style:style>
    <style:style style:name="style82" style:family="text">
      <style:text-properties style:font-name="Fira Code" fo:color="#800000"/>
    </style:style>
    <style:style style:name="style4" style:family="text">
      <style:text-properties style:font-name="Fira Code" fo:color="#966edc"/>
    </style:style>
    <style:style style:name="style68" style:family="text">
      <style:text-properties style:font-name="Fira Code" fo:color="#f0c8f0"/>
    </style:style>
    <style:style style:name="style5" style:family="text">
      <style:text-properties style:font-name="Fira Code" fo:color="#64d2e6"/>
    </style:style>
    <style:style style:name="style69" style:family="text">
      <style:text-properties style:font-name="Fira Code" fo:color="#8787c8" fo:font-weight="bold"/>
    </style:style>
    <style:style style:name="style16" style:family="text">
      <style:text-properties style:font-name="Fira Code" fo:color="#9cf284"/>
    </style:style>
    <style:style style:name="style80" style:family="text">
      <style:text-properties style:font-name="Fira Code" fo:color="#9ac89a" fo:font-weight="bold"/>
    </style:style>
    <style:style style:name="style19" style:family="text">
      <style:text-properties style:font-name="Fira Code" fo:color="#be00be" fo:font-weight="bold"/>
    </style:style>
    <style:style style:name="style83" style:family="text">
      <style:text-properties style:font-name="Fira Code" fo:color="#be89be" fo:font-weight="bold"/>
    </style:style>
    <style:style style:name="style6" style:family="text">
      <style:text-properties style:font-name="Fira Code" fo:color="#e6dc6e"/>
    </style:style>
    <style:style style:name="style12" style:family="text">
      <style:text-properties style:font-name="Fira Code" fo:color="#e6dc6e"/>
    </style:style>
    <style:style style:name="style20" style:family="text">
      <style:text-properties style:font-name="Fira Code" fo:color="#e6dc6e"/>
    </style:style>
    <style:style style:name="style70" style:family="text">
      <style:text-properties style:font-name="Fira Code" fo:color="#bebeff"/>
    </style:style>
    <style:style style:name="style76" style:family="text">
      <style:text-properties style:font-name="Fira Code" fo:color="#bebeff"/>
    </style:style>
    <style:style style:name="style7" style:family="text">
      <style:text-properties style:font-name="Fira Code" fo:color="#e0a000"/>
    </style:style>
    <style:style style:name="style71" style:family="text">
      <style:text-properties style:font-name="Fira Code" fo:color="#e0ce9f"/>
    </style:style>
    <style:style style:name="style8" style:family="text">
      <style:text-properties style:font-name="Fira Code" fo:color="#000000"/>
    </style:style>
    <style:style style:name="style9" style:family="text">
      <style:text-properties style:font-name="Fira Code" fo:color="#00a000"/>
    </style:style>
    <style:style style:name="style73" style:family="text">
      <style:text-properties style:font-name="Fira Code" fo:color="#84a084"/>
    </style:style>
    <style:style style:name="style10" style:family="text">
      <style:text-properties style:font-name="Fira Code" fo:color="#ff007f"/>
    </style:style>
    <style:style style:name="style74" style:family="text">
      <style:text-properties style:font-name="Fira Code" fo:color="#ffc8c8"/>
    </style:style>
    <style:style style:name="style34" style:family="text">
      <style:text-properties style:font-name="Fira Code" fo:color="#000000" fo:background-color="#80ffff" fo:font-weight="bold"/>
    </style:style>
    <style:style style:name="style35" style:family="text">
      <style:text-properties style:font-name="Fira Code" fo:color="#ffffff" fo:background-color="#ff0000" fo:font-weight="bold"/>
    </style:style>
    <style:style style:name="style50" style:family="text">
      <style:text-properties style:font-name="Fira Code" fo:color="#404080" fo:font-style="italic"/>
    </style:style>
    <style:style style:name="style114" style:family="text">
      <style:text-properties style:font-name="Fira Code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